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0.805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7da7d8"/>
    </style:style>
    <style:style style:name="P2" style:family="paragraph">
      <loext:graphic-properties draw:fill-color="#ffffff"/>
    </style:style>
    <style:style style:name="T1" style:family="text">
      <style:text-properties fo:color="#7da7d8" fo:font-size="274.100006103516pt" style:font-size-asian="274.100006103516pt" style:font-size-complex="274.1000061035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5.6cm" svg:height="10.805cm" svg:x="12cm" svg:y="1.795cm">
          <draw:text-box>
            <text:p xml:id="id1" text:id="id1"><text:span text:style-name="T1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0.5s" smil:fill="hold" smil:targetElement="id1" anim:sub-item="text" svg:path="M 0 0  L -0.25 0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21:10:23.449962041</meta:creation-date>
    <dc:date>2020-02-18T20:26:18.930649801</dc:date>
    <meta:editing-duration>PT20M15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